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C000000E25DDDD62956A13828.png" manifest:media-type="image/png"/>
  <manifest:file-entry manifest:full-path="Pictures/10000000000003200000010F1E0E36A949289977.png" manifest:media-type="image/png"/>
  <manifest:file-entry manifest:full-path="Pictures/10000000000003630000010E65A74C2C59680FEE.png" manifest:media-type="image/png"/>
  <manifest:file-entry manifest:full-path="Pictures/10000000000002FE0000010D32371D084938491B.png" manifest:media-type="image/png"/>
  <manifest:file-entry manifest:full-path="Pictures/100000000000035A00000110018CE0BF7FFA3169.png" manifest:media-type="image/png"/>
  <manifest:file-entry manifest:full-path="Pictures/100000000000021B000000D6785D3A193F17EBA7.png" manifest:media-type="image/png"/>
  <manifest:file-entry manifest:full-path="Pictures/10000000000000B800000067C3160B23A0F583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d963"/>
    </style:style>
    <style:style style:name="T1" style:family="text">
      <style:text-properties officeooo:rsid="000fd9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x="-0.019cm" svg:y="-0.062cm" svg:width="4.868cm" svg:height="2.725cm" draw:z-index="0"><draw:image xlink:href="Pictures/10000000000000B800000067C3160B23A0F5831D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2" text:anchor-type="char" svg:x="0.035cm" svg:y="0.314cm" svg:width="14.261cm" svg:height="5.662cm" draw:z-index="1"><draw:image xlink:href="Pictures/100000000000021B000000D6785D3A193F17EB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3" text:anchor-type="char" svg:x="0.076cm" svg:y="0.347cm" svg:width="17cm" svg:height="5.293cm" draw:z-index="2"><draw:image xlink:href="Pictures/10000000000003630000010E65A74C2C59680FEE.png" xlink:type="simple" xlink:show="embed" xlink:actuate="onLoad" loext:mime-type="image/png"/></draw:frame></text:p>
      <text:p text:style-name="Standard"/>
      <text:p text:style-name="P1"><text:span text:style-name="T1">Fim do inserir</text:span></text:p>
      <text:p text:style-name="P1"/>
      <text:p text:style-name="P1"/>
      <text:p text:style-name="P1"><draw:frame draw:style-name="fr1" draw:name="Figura4" text:anchor-type="char" svg:width="17cm" svg:height="5.389cm" draw:z-index="3"><draw:image xlink:href="Pictures/100000000000035A00000110018CE0BF7FFA3169.png" xlink:type="simple" xlink:show="embed" xlink:actuate="onLoad" loext:mime-type="image/png"/></draw:frame></text:p>
      <text:p text:style-name="Standard"><draw:frame draw:style-name="fr2" draw:name="Figura5" text:anchor-type="char" svg:width="17cm" svg:height="5.757cm" draw:z-index="4"><draw:image xlink:href="Pictures/10000000000003200000010F1E0E36A94928997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6" text:anchor-type="char" svg:width="17cm" svg:height="5.969cm" draw:z-index="5"><draw:image xlink:href="Pictures/10000000000002FE0000010D32371D084938491B.png" xlink:type="simple" xlink:show="embed" xlink:actuate="onLoad" loext:mime-type="image/png"/></draw:frame><draw:frame draw:style-name="fr1" draw:name="Figura7" text:anchor-type="char" svg:width="17cm" svg:height="5.75cm" draw:z-index="6"><draw:image xlink:href="Pictures/100000000000029C000000E25DDDD62956A138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6:28:50.273217113</meta:creation-date>
    <dc:date>2022-05-05T18:29:53.725347912</dc:date>
    <meta:editing-duration>PT1H40M53S</meta:editing-duration>
    <meta:editing-cycles>1</meta:editing-cycles>
    <meta:document-statistic meta:table-count="0" meta:image-count="7" meta:object-count="0" meta:page-count="2" meta:paragraph-count="2" meta:word-count="3" meta:character-count="15" meta:non-whitespace-character-count="12"/>
    <meta:generator>LibreOffice/6.4.7.2$Linux_X86_64 LibreOffice_project/40$Build-2</meta:generator>
  </office:meta>
</office:document-meta>
</file>